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um_toss = 10000000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 table:number-columns-spanned="5" table:number-rows-spanned="1">
            <text:p>paralle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hread co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.433" calcext:value-type="float">
            <text:p>2.433</text:p>
          </table:table-cell>
          <table:table-cell office:value-type="float" office:value="2.479" calcext:value-type="float">
            <text:p>2.479</text:p>
          </table:table-cell>
          <table:table-cell office:value-type="float" office:value="2.436" calcext:value-type="float">
            <text:p>2.436</text:p>
          </table:table-cell>
          <table:table-cell office:value-type="float" office:value="2.448" calcext:value-type="float">
            <text:p>2.448</text:p>
          </table:table-cell>
          <table:table-cell office:value-type="float" office:value="2.457" calcext:value-type="float">
            <text:p>2.457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]/[.D3]" office:value-type="float" office:value="1.01765188834154" calcext:value-type="float">
            <text:p>1.01765188834154</text:p>
          </table:table-cell>
          <table:table-cell table:formula="of:=[.C3]/[.E3]" office:value-type="float" office:value="1.01266339869281" calcext:value-type="float">
            <text:p>1.01266339869281</text:p>
          </table:table-cell>
          <table:table-cell table:formula="of:=[.C3]/[.F3]" office:value-type="float" office:value="1.00895400895401" calcext:value-type="float">
            <text:p>1.00895400895401</text:p>
          </table:table-cell>
          <table:table-cell table:formula="of:=[.C3]/[.G3]" office:value-type="float" office:value="1.00690495532088" calcext:value-type="float">
            <text:p>1.00690495532088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]/[.D2]" office:value-type="float" office:value="0.508825944170772" calcext:value-type="float">
            <text:p>0.508825944170772</text:p>
          </table:table-cell>
          <table:table-cell table:formula="of:=[.E4]/[.E2]" office:value-type="float" office:value="0.253165849673203" calcext:value-type="float">
            <text:p>0.253165849673203</text:p>
          </table:table-cell>
          <table:table-cell table:formula="of:=[.F4]/[.F2]" office:value-type="float" office:value="0.126119251119251" calcext:value-type="float">
            <text:p>0.126119251119251</text:p>
          </table:table-cell>
          <table:table-cell table:formula="of:=[.G4]/[.G2]" office:value-type="float" office:value="0.0629315597075548" calcext:value-type="float">
            <text:p>0.062931559707555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3.141565" calcext:value-type="float">
            <text:p>3.141565</text:p>
          </table:table-cell>
          <table:table-cell office:value-type="float" office:value="3.141535" calcext:value-type="float">
            <text:p>3.141535</text:p>
          </table:table-cell>
          <table:table-cell office:value-type="float" office:value="3.141565" calcext:value-type="float">
            <text:p>3.141565</text:p>
          </table:table-cell>
          <table:table-cell office:value-type="float" office:value="3.141589" calcext:value-type="float">
            <text:p>3.141589</text:p>
          </table:table-cell>
          <table:table-cell office:value-type="float" office:value="3.141535" calcext:value-type="float">
            <text:p>3.141535</text:p>
          </table:table-cell>
          <table:table-cell office:value-type="float" office:value="3.141719" calcext:value-type="float">
            <text:p>3.1417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04:48.725895277</meta:creation-date>
    <dc:date>2022-03-24T10:19:21.210944635</dc:date>
    <meta:editing-duration>PT4M22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